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3d0" officeooo:paragraph-rsid="001f3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emo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09:16:20.270126886</meta:creation-date>
    <dc:date>2016-07-19T09:16:47.546629542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5.1.4.2$Linux_X86_64 LibreOffice_project/10m0$Build-2</meta:generator>
  </office:meta>
</office:document-meta>
</file>